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KeystoreManager.createSSLServerFactory( String provider , String protocol , String algorithm , String keyStore , String keyAlias , String trust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giKeystoreManager.getKeystor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sgiKeystoreManager.createSSLContext( String provider , String protocol , String algorithm , String keyStore , String keyAlias , String trustStor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sgiKeystoreManager.createSSLFactory( String provider , String protocol , String algorithm , String keyStore , String keyAlias , String trust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giKeystoreManager.register( KeystoreInstance keystore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KeystoreManager.unregister( KeystoreInstance keystore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